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6591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Applicants_20_to_20_Import_20_from_20_previous_20_ATS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licants to Import from previous 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_number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wight Schrute</text:p>
          </table:table-cell>
          <table:table-cell table:style-name="ce2" office:value-type="string" calcext:value-type="string">
            <text:p>dwight@dundermifflin.com</text:p>
          </table:table-cell>
          <table:table-cell table:style-name="ce2" office:value-type="float" office:value="4154449999" calcext:value-type="float">
            <text:p>4154449999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ichael Scott</text:p>
          </table:table-cell>
          <table:table-cell table:style-name="ce2" office:value-type="string" calcext:value-type="string">
            <text:p>michael@dundermifflin.com</text:p>
          </table:table-cell>
          <table:table-cell table:style-name="ce2" office:value-type="float" office:value="4808881717" calcext:value-type="float">
            <text:p>4808881717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Jim Halpert</text:p>
          </table:table-cell>
          <table:table-cell table:style-name="ce2" office:value-type="string" calcext:value-type="string">
            <text:p>jim@dundermifflin.com</text:p>
          </table:table-cell>
          <table:table-cell table:style-name="ce2" office:value-type="float" office:value="4019991111" calcext:value-type="float">
            <text:p>4019991111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Pam Beesly-Halpert</text:p>
          </table:table-cell>
          <table:table-cell table:style-name="ce2" office:value-type="string" calcext:value-type="string">
            <text:p>pam@dundermifflin.com</text:p>
          </table:table-cell>
          <table:table-cell table:style-name="ce2" office:value-type="float" office:value="2519894747" calcext:value-type="float">
            <text:p>2519894747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dy Bernard</text:p>
          </table:table-cell>
          <table:table-cell table:style-name="ce2" office:value-type="string" calcext:value-type="string">
            <text:p>andy@dundermifflin.com</text:p>
          </table:table-cell>
          <table:table-cell table:style-name="ce2" office:value-type="float" office:value="1109998888" calcext:value-type="float">
            <text:p>1109998888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Phyliss Vance</text:p>
          </table:table-cell>
          <table:table-cell table:style-name="ce2" office:value-type="string" calcext:value-type="string">
            <text:p>phyliss@dundermifflin.com</text:p>
          </table:table-cell>
          <table:table-cell table:style-name="ce2" office:value-type="float" office:value="88819192222" calcext:value-type="float">
            <text:p>8881919222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Invalid Record</text:p>
          </table:table-cell>
          <table:table-cell table:style-name="ce6" office:value-type="string" calcext:value-type="string">
            <text:p><text:a xlink:href="http://thiswontsave.me/" xlink:type="simple">thiswontsave.me</text:a>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uplicate Record</text:p>
          </table:table-cell>
          <table:table-cell table:style-name="ce2" office:value-type="string" calcext:value-type="string">
            <text:p>andy@dundermifflin.com</text:p>
          </table:table-cell>
          <table:table-cell table:style-name="ce2" office:value-type="float" office:value="77711117777" calcext:value-type="float">
            <text:p>77711117777</text:p>
          </table:table-cell>
          <table:table-cell table:number-columns-repeated="61"/>
        </table:table-row>
        <table:table-row table:style-name="ro3" table:number-rows-repeated="104856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7:41:35.35351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licants_20_to_20_Import_20_from_20_previous_20_ATS" style:display-name="PageStyle_Applicants to Import from previous 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roved_20_Applicants" style:display-name="PageStyle_Approved Applic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5-10-06T08:28:21.130319524</dc:date>
    <meta:editing-duration>PT46M45S</meta:editing-duration>
    <meta:editing-cycles>1</meta:editing-cycles>
    <meta:document-statistic meta:table-count="1" meta:cell-count="26" meta:object-count="0"/>
  </office:meta>
</office:document-meta>
</file>